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et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igne</text:p>
          </table:table-cell>
          <table:table-cell office:value-type="string">
            <text:p>Nb Arrêt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H</text:p>
          </table:table-cell>
          <table:table-cell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09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09:01:11.61</dc:date>
    <meta:editing-duration>PT1M38S</meta:editing-duration>
    <meta:editing-cycles>1</meta:editing-cycles>
    <meta:document-statistic meta:table-count="1" meta:cell-count="18" meta:object-count="0"/>
    <meta:generator>OpenOffice.org/3.3$Win32 OpenOffice.org_project/330m20$Build-9567</meta:generator>
  </office:meta>
</office:document-meta>
</file>